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9bd" officeooo:paragraph-rsid="000759bd"/>
    </style:style>
    <style:style style:name="P2" style:family="paragraph" style:parent-style-name="Standard">
      <style:text-properties officeooo:rsid="000759bd" officeooo:paragraph-rsid="00085ba8"/>
    </style:style>
    <style:style style:name="P3" style:family="paragraph" style:parent-style-name="Standard">
      <style:text-properties officeooo:rsid="00085ba8" officeooo:paragraph-rsid="00085ba8"/>
    </style:style>
    <style:style style:name="T1" style:family="text">
      <style:text-properties officeooo:rsid="00085b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Was für Karten gibt es:</text:p>
      <text:p text:style-name="P1">- prozentualer Anteil Armut 65+ von 2015 bis 2024. Karte und Graph</text:p>
      <text:p text:style-name="P1">- prozentualer Unterschied Armut <text:s/>65+ zu Unter 65 von 2015 bis 2024 alle Jahre Karte und Graph:<text:line-break/>(A65+ Minus AUnter65) beide in Prozent<text:line-break/>- prozentualer Unterschied Armut Männer 65+ zu Armut Frauen 65+ von 2015 bis 2024 alle Jahre Karte und Graph: (Männer Minus Frauen) beide in Prozent</text:p>
      <text:p text:style-name="P1">- Daten im Vergleich, alle Angeben nur von 2015, 2019 und 2022, auch als Graph und Karte:<text:line-break/>→ Durchschnittliches Alter der Länder und EU</text:p>
      <text:p text:style-name="P1">→ Anteil 65+ sowie 60+ (Einzelne Anteile von 60-64; 65-79; 80+)</text:p>
      <text:p text:style-name="P1">→ Ausgaben Land pro Kopf pro Jahr Für Renten und Rentner</text:p>
      <text:p text:style-name="P1">→ BIP der EU Länder </text:p>
      <text:p text:style-name="P1">→ Anteil vom BIP für Renten (Ergebnis aus den zwei vorherigen Daten)</text:p>
      <text:p text:style-name="P1"/>
      <text:p text:style-name="P1">Interessante Länder:</text:p>
      <text:p text:style-name="P1">- Baltischen Länder immer sehr hohe Armut und wenig Ausgaben</text:p>
      <text:p text:style-name="P1">- Italien u. Griechenland geben viel aus wird dann aber weniger anteilig → Armut steigt</text:p>
      <text:p text:style-name="P1">- Skandinavischen Länder immer ein gutes Beispiel</text:p>
      <text:p text:style-name="P2">- Irland, Anfangs sehr kleine Armut danach sehr große Armutanteil <text:span text:style-name="T1">(sagt über die DQ was aus Irlandswirtschaft ist Fake und deswegen ist so etwas wie Armut und Ausgaben nicht mit anderen Vergleichbar)</text:span></text:p>
      <text:p text:style-name="P1">- Andere Länder noch raussuchen, die interessant sein könnten <text:span text:style-name="T1">in Bezug auf Geschlechterunterschied und Altersunterschied zum veranschaulichen</text:span></text:p>
      <text:p text:style-name="P1">-<text:span text:style-name="T1">Ein Land raussuchen wo es besser wird</text:span></text:p>
      <text:p text:style-name="P1"/>
      <text:p text:style-name="P1"/>
      <text:p text:style-name="P1"/>
      <text:p text:style-name="P1">Multi Media Präsentation#</text:p>
      <text:p text:style-name="P1"/>
      <text:p text:style-name="P1"/>
      <text:p text:style-name="P1">1. Vorstellung Team</text:p>
      <text:p text:style-name="P1"/>
      <text:p text:style-name="P1">2. Vorstellung Problematik</text:p>
      <text:p text:style-name="P1">- Altersarmut steigt</text:p>
      <text:p text:style-name="P1">- Immer mehr Menschen gehen in Rente</text:p>
      <text:p text:style-name="P1">- Hoher Anteil des Haushalts zusätzlich Rente DE</text:p>
      <text:p text:style-name="P1"/>
      <text:p text:style-name="P1">3. Vorstellen Daten source und Schema</text:p>
      <text:p text:style-name="P1"/>
      <text:p text:style-name="P1">4. Wissenschaftliches ?</text:p>
      <text:p text:style-name="P1"/>
      <text:p text:style-name="P1">5. <text:s/>Vorstellen Datenpunkte die angeschaut wurden</text:p>
      <text:p text:style-name="P1"/>
      <text:p text:style-name="P1">6. Mittel Tableu</text:p>
      <text:p text:style-name="P1"/>
      <text:p text:style-name="P1">7. Zeigen der AArmut EU</text:p>
      <text:p text:style-name="P1">- Gesamt</text:p>
      <text:p text:style-name="P1">-Karte</text:p>
      <text:p text:style-name="P1">- Entwicklung</text:p>
      <text:p text:style-name="P1"/>
      <text:p text:style-name="P1"/>
      <text:p text:style-name="P1"><text:soft-page-break/></text:p>
      <text:p text:style-name="P1"/>
      <text:p text:style-name="P1">8. Vorstellung der Unterschiede Graph (evtl. )</text:p>
      <text:p text:style-name="P1">-Alt und Jung</text:p>
      <text:p text:style-name="P1">- Alte Frauen Männer</text:p>
      <text:p text:style-name="P1">-<text:span text:style-name="T1">Länder erwähnen</text:span></text:p>
      <text:p text:style-name="P1"/>
      <text:p text:style-name="P2">9.<text:line-break/>-<text:span text:style-name="T1">Vorstellung der verschiedenen dazugehörigen Graphen siehe oben</text:span></text:p>
      <text:p text:style-name="P2">- <text:s/></text:p>
      <text:p text:style-name="P1"/>
      <text:p text:style-name="P3">10. Vorstellung der verschiedenen Länder und Regionen aus der DS und deren Geschichte</text:p>
      <text:p text:style-name="P3">- Lessons learned</text:p>
      <text:p text:style-name="P3"/>
      <text:p text:style-name="P3">11.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8T12:15:46.680000000</meta:creation-date>
    <dc:date>2025-07-08T12:52:14.074000000</dc:date>
    <meta:editing-duration>PT36M2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38" meta:word-count="315" meta:character-count="1925" meta:non-whitespace-character-count="1642"/>
  </office:meta>
</office:document-meta>
</file>